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svg:stroke-width="0.102cm" draw:marker-start-width="0.452cm" draw:marker-end-width="0.452cm" draw:fill="none" draw:fill-color="#ffffff" draw:textarea-horizontal-align="center" fo:padding-top="0.175cm" fo:padding-bottom="0.175cm" fo:padding-left="0.2cm" fo:padding-right="0.2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1.698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8" style:family="graphic" style:parent-style-name="objectwithoutfill">
      <style:graphic-properties svg:stroke-width="0.051cm" draw:marker-start-width="0.376cm" draw:marker-end="Arrow" draw:marker-end-width="0.254cm" draw:fill="none" draw:textarea-horizontal-align="center" fo:padding-top="0.05cm" fo:padding-bottom="0.05cm" fo:padding-left="0.076cm" fo:padding-right="0.076cm"/>
    </style:style>
    <style:style style:name="gr9" style:family="graphic" style:parent-style-name="objectwithoutfill">
      <style:graphic-properties draw:marker-end="Arrow" draw:marker-end-width="0.254cm" draw:fill="none" draw:textarea-horizontal-align="center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198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3.351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899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5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65cm"/>
    </style:style>
    <style:style style:name="gr16" style:family="graphic" style:parent-style-name="objectwithoutfill">
      <style:graphic-properties draw:marker-start="Arrow" draw:marker-start-width="0.25cm" draw:marker-end="" draw:marker-end-width="0.254cm" draw:fill="none" draw:textarea-horizontal-align="center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919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22cm"/>
    </style:style>
    <style:style style:name="gr19" style:family="graphic" style:parent-style-name="objectwithoutfill">
      <style:graphic-properties draw:fill="none" draw:textarea-horizontal-align="center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483cm"/>
    </style:style>
    <style:style style:name="gr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665cm"/>
    </style:style>
    <style:style style:name="gr23" style:family="graphic" style:parent-style-name="objectwithoutfill">
      <style:graphic-properties draw:marker-end="Arrow" draw:marker-end-width="0.15cm" draw:fill="none" draw:textarea-horizontal-align="center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45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95cm" fo:min-width="2.342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2pt"/>
    </style:style>
    <style:style style:name="P7" style:family="paragraph"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cm" svg:height="11.988cm" svg:x="1.508cm" svg:y="1.257cm">
          <text:p/>
        </draw:rect>
        <draw:frame draw:style-name="gr2" draw:text-style-name="P2" draw:layer="layout" svg:width="1.8cm" svg:height="0.9cm" svg:x="1.75cm" svg:y="1.45cm">
          <draw:text-box>
            <text:p><text:span text:style-name="T1">USIF</text:span></text:p>
          </draw:text-box>
        </draw:frame>
        <draw:g>
          <draw:polyline draw:style-name="gr3" draw:layer="layout" svg:width="0.249cm" svg:height="0.499cm" svg:x="1.5cm" svg:y="12.1cm" svg:viewBox="0 0 250 500" draw:points="0,0 250,250 0,500">
            <text:p/>
          </draw:polyline>
          <draw:frame draw:style-name="gr4" draw:text-style-name="P3" draw:layer="layout" svg:width="1.391cm" svg:height="0.445cm" svg:x="1.859cm" svg:y="12.1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1.608cm">
            <draw:text-box>
              <text:p><text:span text:style-name="T2">piShlRst</text:span></text:p>
            </draw:text-box>
          </draw:frame>
          <draw:line draw:style-name="gr6" draw:layer="layout" svg:x1="1.5cm" svg:y1="11.85cm" svg:x2="1.75cm" svg:y2="11.85cm">
            <text:p/>
          </draw:line>
        </draw:g>
        <draw:rect draw:style-name="gr7" draw:text-style-name="P4" draw:layer="layout" svg:width="14.3cm" svg:height="0.559cm" svg:x="4.048cm" svg:y="1.282cm">
          <text:p><text:span text:style-name="T3">UAF </text:span></text:p>
        </draw:rect>
        <draw:polyline draw:style-name="gr8" draw:layer="layout" svg:width="0cm" svg:height="3.86cm" svg:x="3.556cm" svg:y="8.877cm" svg:viewBox="0 0 0 3861" draw:points="0,3861 0,1258 0,0">
          <text:p/>
        </draw:polyline>
        <draw:polyline draw:style-name="gr9" draw:layer="layout" svg:width="0cm" svg:height="3.86cm" svg:x="4.056cm" svg:y="8.877cm" svg:viewBox="0 0 0 3861" draw:points="0,3861 0,1258 0,0">
          <text:p/>
        </draw:polyline>
        <draw:polyline draw:style-name="gr8" draw:layer="layout" svg:width="0cm" svg:height="3.772cm" svg:x="16.496cm" svg:y="8.978cm" svg:viewBox="0 0 0 3773" draw:points="0,0 0,2544 0,3773">
          <text:p/>
        </draw:polyline>
        <draw:polyline draw:style-name="gr9" draw:layer="layout" svg:width="0cm" svg:height="3.772cm" svg:x="15.996cm" svg:y="8.978cm" svg:viewBox="0 0 0 3773" draw:points="0,0 0,2544 0,3773">
          <text:p/>
        </draw:polyline>
        <draw:polyline draw:style-name="gr8" draw:layer="layout" svg:width="0.025cm" svg:height="2.539cm" svg:x="4.53cm" svg:y="1.79cm" svg:viewBox="0 0 26 2540" draw:points="0,2540 26,602 26,0">
          <text:p/>
        </draw:polyline>
        <draw:polyline draw:style-name="gr8" draw:layer="layout" svg:width="0.022cm" svg:height="2.488cm" svg:x="16.14cm" svg:y="1.841cm" svg:viewBox="0 0 23 2489" draw:points="23,0 16,1219 0,2489">
          <text:p/>
        </draw:polyline>
        <draw:polyline draw:style-name="gr9" draw:layer="layout" svg:width="0cm" svg:height="2.512cm" svg:x="7.356cm" svg:y="10.198cm" svg:viewBox="0 0 0 2513" draw:points="0,2513 0,819 0,0">
          <text:p/>
        </draw:polyline>
        <draw:polyline draw:style-name="gr9" draw:layer="layout" svg:width="0cm" svg:height="2.615cm" svg:x="7.916cm" svg:y="10.198cm" svg:viewBox="0 0 0 2616" draw:points="0,0 0,1764 0,2616">
          <text:p/>
        </draw:polyline>
        <draw:rect draw:style-name="gr10" draw:text-style-name="P6" draw:layer="layout" svg:width="1.849cm" svg:height="1.296cm" svg:x="6.88cm" svg:y="8.915cm">
          <text:p text:style-name="P5"><text:span text:style-name="T4">pLSn</text:span></text:p>
          <text:p text:style-name="P5"><text:span text:style-name="T5"><text:s text:c="4"/></text:span><text:span text:style-name="T5">pListen</text:span><text:span text:style-name="T4"> </text:span></text:p>
        </draw:rect>
        <draw:polyline draw:style-name="gr9" draw:layer="layout" svg:width="0cm" svg:height="2.555cm" svg:x="12.796cm" svg:y="10.152cm" svg:viewBox="0 0 0 2556" draw:points="0,0 0,1723 0,2556">
          <text:p/>
        </draw:polyline>
        <draw:rect draw:style-name="gr10" draw:text-style-name="P6" draw:layer="layout" svg:width="2.521cm" svg:height="4.572cm" svg:x="2.821cm" svg:y="4.33cm">
          <text:p text:style-name="P5"><text:span text:style-name="T4">pRDp</text:span></text:p>
          <text:p text:style-name="P5"><text:span text:style-name="T5"><text:s text:c="4"/></text:span><text:span text:style-name="T5">pReadPath</text:span><text:span text:style-name="T4"> </text:span></text:p>
        </draw:rect>
        <draw:rect draw:style-name="gr10" draw:text-style-name="P6" draw:layer="layout" svg:width="2.521cm" svg:height="4.598cm" svg:x="15.673cm" svg:y="4.33cm">
          <text:p text:style-name="P5"><text:span text:style-name="T4">pWRp</text:span></text:p>
          <text:p text:style-name="P5"><text:span text:style-name="T5"><text:s text:c="4"/></text:span><text:span text:style-name="T5">pWritePath</text:span><text:span text:style-name="T4"> </text:span></text:p>
        </draw:rect>
        <draw:frame draw:style-name="gr11" draw:text-style-name="P3" draw:layer="layout" svg:width="3.3cm" svg:height="0.445cm" svg:x="7.118cm" svg:y="10.728cm">
          <draw:text-box>
            <text:p><text:span text:style-name="T2">siSHL_LsnRep</text:span></text:p>
          </draw:text-box>
        </draw:frame>
        <draw:frame draw:style-name="gr12" draw:text-style-name="P3" draw:layer="layout" svg:width="3.453cm" svg:height="0.445cm" svg:x="7.618cm" svg:y="11.229cm">
          <draw:text-box>
            <text:p><text:span text:style-name="T2">soSHL_LsnReq</text:span></text:p>
          </draw:text-box>
        </draw:frame>
        <draw:frame draw:style-name="gr13" draw:text-style-name="P3" draw:layer="layout" svg:width="3.001cm" svg:height="0.445cm" svg:x="3.762cm" svg:y="10.008cm">
          <draw:text-box>
            <text:p><text:span text:style-name="T2">siSHL_Meta</text:span></text:p>
          </draw:text-box>
        </draw:frame>
        <draw:frame draw:style-name="gr14" draw:text-style-name="P3" draw:layer="layout" svg:width="3.017cm" svg:height="0.445cm" svg:x="3.263cm" svg:y="9.508cm">
          <draw:text-box>
            <text:p><text:span text:style-name="T2">siSHL_Data</text:span></text:p>
          </draw:text-box>
        </draw:frame>
        <draw:polyline draw:style-name="gr9" draw:layer="layout" svg:width="0cm" svg:height="2.555cm" svg:x="13.256cm" svg:y="10.148cm" svg:viewBox="0 0 0 2556" draw:points="0,2556 0,833 0,0">
          <text:p/>
        </draw:polyline>
        <draw:line draw:style-name="gr9" draw:layer="layout" svg:x1="5.038cm" svg:y1="4.305cm" svg:x2="5.038cm" svg:y2="1.816cm">
          <text:p/>
        </draw:line>
        <draw:line draw:style-name="gr9" draw:layer="layout" svg:x1="16.673cm" svg:y1="1.841cm" svg:x2="16.648cm" svg:y2="4.33cm">
          <text:p/>
        </draw:line>
        <draw:frame draw:style-name="gr14" draw:text-style-name="P3" draw:layer="layout" svg:width="3.017cm" svg:height="0.445cm" svg:x="4.228cm" svg:y="2.363cm">
          <draw:text-box>
            <text:p><text:span text:style-name="T2">soTAF_Data</text:span></text:p>
          </draw:text-box>
        </draw:frame>
        <draw:frame draw:style-name="gr15" draw:text-style-name="P3" draw:layer="layout" svg:width="2.567cm" svg:height="0.445cm" svg:x="4.629cm" svg:y="2.964cm">
          <draw:text-box>
            <text:p><text:span text:style-name="T2"><text:s/></text:span><text:span text:style-name="T2">soTAF_SessId</text:span></text:p>
          </draw:text-box>
        </draw:frame>
        <draw:line draw:style-name="gr16" draw:layer="layout" svg:x1="17.002cm" svg:y1="12.712cm" svg:x2="16.976cm" svg:y2="8.902cm">
          <text:p/>
        </draw:line>
        <draw:frame draw:style-name="gr14" draw:text-style-name="P3" draw:layer="layout" svg:width="3.017cm" svg:height="0.445cm" svg:x="15.661cm" svg:y="9.507cm">
          <draw:text-box>
            <text:p><text:span text:style-name="T2">soSHL_Data</text:span></text:p>
          </draw:text-box>
        </draw:frame>
        <draw:frame draw:style-name="gr17" draw:text-style-name="P3" draw:layer="layout" svg:width="3.021cm" svg:height="0.445cm" svg:x="16.261cm" svg:y="10.008cm">
          <draw:text-box>
            <text:p><text:span text:style-name="T2">soSHL_Meta</text:span></text:p>
          </draw:text-box>
        </draw:frame>
        <draw:frame draw:style-name="gr18" draw:text-style-name="P3" draw:layer="layout" svg:width="2.424cm" svg:height="0.445cm" svg:x="16.762cm" svg:y="10.509cm">
          <draw:text-box>
            <text:p><text:span text:style-name="T2">soSHL_DLen</text:span></text:p>
          </draw:text-box>
        </draw:frame>
        <draw:g>
          <draw:line draw:style-name="gr19" draw:layer="layout" svg:x1="3.887cm" svg:y1="11.265cm" svg:x2="4.344cm" svg:y2="11.036cm">
            <text:p/>
          </draw:line>
          <draw:frame draw:style-name="gr20" draw:text-style-name="P7" draw:layer="layout" svg:width="0.417cm" svg:height="0.369cm" svg:x="4.062cm" svg:y="10.643cm">
            <draw:text-box>
              <text:p><text:span text:style-name="T6">96</text:span></text:p>
            </draw:text-box>
          </draw:frame>
        </draw:g>
        <draw:g>
          <draw:line draw:style-name="gr19" draw:layer="layout" svg:x1="3.387cm" svg:y1="11.266cm" svg:x2="3.844cm" svg:y2="11.037cm">
            <text:p/>
          </draw:line>
          <draw:frame draw:style-name="gr20" draw:text-style-name="P7" draw:layer="layout" svg:width="0.417cm" svg:height="0.369cm" svg:x="3.562cm" svg:y="10.644cm">
            <draw:text-box>
              <text:p><text:span text:style-name="T6">64</text:span></text:p>
            </draw:text-box>
          </draw:frame>
        </draw:g>
        <draw:g>
          <draw:line draw:style-name="gr19" draw:layer="layout" svg:x1="4.887cm" svg:y1="4.066cm" svg:x2="5.344cm" svg:y2="3.837cm">
            <text:p/>
          </draw:line>
          <draw:frame draw:style-name="gr20" draw:text-style-name="P7" draw:layer="layout" svg:width="0.417cm" svg:height="0.369cm" svg:x="5.062cm" svg:y="3.444cm">
            <draw:text-box>
              <text:p><text:span text:style-name="T6">16</text:span></text:p>
            </draw:text-box>
          </draw:frame>
        </draw:g>
        <draw:g>
          <draw:line draw:style-name="gr19" draw:layer="layout" svg:x1="4.387cm" svg:y1="4.067cm" svg:x2="4.844cm" svg:y2="3.838cm">
            <text:p/>
          </draw:line>
          <draw:frame draw:style-name="gr20" draw:text-style-name="P7" draw:layer="layout" svg:width="0.417cm" svg:height="0.369cm" svg:x="4.562cm" svg:y="3.445cm">
            <draw:text-box>
              <text:p><text:span text:style-name="T6">64</text:span></text:p>
            </draw:text-box>
          </draw:frame>
        </draw:g>
        <draw:g>
          <draw:line draw:style-name="gr19" draw:layer="layout" svg:x1="16.487cm" svg:y1="3.867cm" svg:x2="16.944cm" svg:y2="3.638cm">
            <text:p/>
          </draw:line>
          <draw:frame draw:style-name="gr20" draw:text-style-name="P7" draw:layer="layout" svg:width="0.417cm" svg:height="0.369cm" svg:x="16.662cm" svg:y="3.245cm">
            <draw:text-box>
              <text:p><text:span text:style-name="T6">96</text:span></text:p>
            </draw:text-box>
          </draw:frame>
        </draw:g>
        <draw:g>
          <draw:line draw:style-name="gr19" draw:layer="layout" svg:x1="15.987cm" svg:y1="3.868cm" svg:x2="16.444cm" svg:y2="3.639cm">
            <text:p/>
          </draw:line>
          <draw:frame draw:style-name="gr20" draw:text-style-name="P7" draw:layer="layout" svg:width="0.417cm" svg:height="0.369cm" svg:x="16.162cm" svg:y="3.246cm">
            <draw:text-box>
              <text:p><text:span text:style-name="T6">64</text:span></text:p>
            </draw:text-box>
          </draw:frame>
        </draw:g>
        <draw:g>
          <draw:line draw:style-name="gr19" draw:layer="layout" svg:x1="16.767cm" svg:y1="11.59cm" svg:x2="17.224cm" svg:y2="11.361cm">
            <text:p/>
          </draw:line>
          <draw:frame draw:style-name="gr20" draw:text-style-name="P7" draw:layer="layout" svg:width="0.417cm" svg:height="0.369cm" svg:x="16.942cm" svg:y="10.968cm">
            <draw:text-box>
              <text:p><text:span text:style-name="T6">16</text:span></text:p>
            </draw:text-box>
          </draw:frame>
        </draw:g>
        <draw:frame draw:style-name="gr21" draw:text-style-name="P3" draw:layer="layout" svg:width="2.585cm" svg:height="0.445cm" svg:x="13.019cm" svg:y="11.128cm">
          <draw:text-box>
            <text:p><text:span text:style-name="T2">siSHL_ClsRep</text:span></text:p>
          </draw:text-box>
        </draw:frame>
        <draw:frame draw:style-name="gr22" draw:text-style-name="P3" draw:layer="layout" svg:width="2.767cm" svg:height="0.445cm" svg:x="12.519cm" svg:y="10.629cm">
          <draw:text-box>
            <text:p><text:span text:style-name="T2">soSHL_ClsReq</text:span></text:p>
          </draw:text-box>
        </draw:frame>
        <draw:rect draw:style-name="gr10" draw:text-style-name="P6" draw:layer="layout" svg:width="1.752cm" svg:height="1.296cm" svg:x="12.48cm" svg:y="8.909cm">
          <text:p text:style-name="P5"><text:span text:style-name="T4">pCLs</text:span></text:p>
          <text:p text:style-name="P5"><text:span text:style-name="T5"><text:s text:c="4"/></text:span><text:span text:style-name="T5">pClose</text:span><text:span text:style-name="T4"> </text:span></text:p>
        </draw:rect>
        <draw:rect draw:style-name="gr7" draw:text-style-name="P4" draw:layer="layout" svg:width="14.783cm" svg:height="0.559cm" svg:x="3.26cm" svg:y="12.612cm">
          <text:p><text:span text:style-name="T3">SHELL</text:span></text:p>
        </draw:rect>
        <draw:g>
          <draw:line draw:style-name="gr19" draw:layer="layout" svg:x1="13.087cm" svg:y1="12.266cm" svg:x2="13.544cm" svg:y2="12.037cm">
            <text:p/>
          </draw:line>
          <draw:frame draw:style-name="gr20" draw:text-style-name="P7" draw:layer="layout" svg:width="0.417cm" svg:height="0.369cm" svg:x="13.262cm" svg:y="11.644cm">
            <draw:text-box>
              <text:p><text:span text:style-name="T6">1</text:span></text:p>
            </draw:text-box>
          </draw:frame>
        </draw:g>
        <draw:g>
          <draw:line draw:style-name="gr19" draw:layer="layout" svg:x1="12.587cm" svg:y1="12.267cm" svg:x2="13.044cm" svg:y2="12.038cm">
            <text:p/>
          </draw:line>
          <draw:frame draw:style-name="gr20" draw:text-style-name="P7" draw:layer="layout" svg:width="0.417cm" svg:height="0.369cm" svg:x="12.762cm" svg:y="11.645cm">
            <draw:text-box>
              <text:p><text:span text:style-name="T6">16</text:span></text:p>
            </draw:text-box>
          </draw:frame>
        </draw:g>
        <draw:g>
          <draw:line draw:style-name="gr19" draw:layer="layout" svg:x1="7.687cm" svg:y1="12.267cm" svg:x2="8.144cm" svg:y2="12.038cm">
            <text:p/>
          </draw:line>
          <draw:frame draw:style-name="gr20" draw:text-style-name="P7" draw:layer="layout" svg:width="0.58cm" svg:height="0.369cm" svg:x="7.862cm" svg:y="11.645cm">
            <draw:text-box>
              <text:p><text:span text:style-name="T6"><text:s/></text:span><text:span text:style-name="T6">16</text:span></text:p>
            </draw:text-box>
          </draw:frame>
        </draw:g>
        <draw:g>
          <draw:line draw:style-name="gr19" draw:layer="layout" svg:x1="7.187cm" svg:y1="12.268cm" svg:x2="7.644cm" svg:y2="12.039cm">
            <text:p/>
          </draw:line>
          <draw:frame draw:style-name="gr20" draw:text-style-name="P7" draw:layer="layout" svg:width="0.417cm" svg:height="0.369cm" svg:x="7.362cm" svg:y="11.646cm">
            <draw:text-box>
              <text:p><text:span text:style-name="T6">1</text:span></text:p>
            </draw:text-box>
          </draw:frame>
        </draw:g>
        <draw:g>
          <draw:line draw:style-name="gr19" draw:layer="layout" svg:x1="15.787cm" svg:y1="11.59cm" svg:x2="16.244cm" svg:y2="11.361cm">
            <text:p/>
          </draw:line>
          <draw:frame draw:style-name="gr20" draw:text-style-name="P7" draw:layer="layout" svg:width="0.417cm" svg:height="0.369cm" svg:x="15.962cm" svg:y="10.968cm">
            <draw:text-box>
              <text:p><text:span text:style-name="T6">16</text:span></text:p>
            </draw:text-box>
          </draw:frame>
        </draw:g>
        <draw:g>
          <draw:line draw:style-name="gr19" draw:layer="layout" svg:x1="16.287cm" svg:y1="11.59cm" svg:x2="16.744cm" svg:y2="11.361cm">
            <text:p/>
          </draw:line>
          <draw:frame draw:style-name="gr20" draw:text-style-name="P7" draw:layer="layout" svg:width="0.417cm" svg:height="0.369cm" svg:x="16.462cm" svg:y="10.968cm">
            <draw:text-box>
              <text:p><text:span text:style-name="T6">96</text:span></text:p>
            </draw:text-box>
          </draw:frame>
        </draw:g>
        <draw:polyline draw:style-name="gr23" draw:layer="layout" svg:width="1.066cm" svg:height="0.482cm" svg:x="6.262cm" svg:y="8.445cm" svg:viewBox="0 0 1067 483" draw:points="0,0 1067,0 1067,483">
          <text:p/>
        </draw:polyline>
        <draw:frame draw:style-name="gr24" draw:text-style-name="P7" draw:layer="layout" svg:width="0.747cm" svg:height="0.369cm" svg:x="6.362cm" svg:y="8.07cm">
          <draw:text-box>
            <text:p><text:span text:style-name="T6">port#</text:span></text:p>
          </draw:text-box>
        </draw:frame>
        <draw:polyline draw:style-name="gr23" draw:layer="layout" svg:width="1.066cm" svg:height="0.482cm" svg:x="13.799cm" svg:y="8.446cm" svg:viewBox="0 0 1067 483" draw:points="1067,0 0,0 0,483">
          <text:p/>
        </draw:polyline>
        <draw:frame draw:style-name="gr24" draw:text-style-name="P7" draw:layer="layout" svg:width="0.747cm" svg:height="0.369cm" svg:x="14cm" svg:y="8.071cm">
          <draw:text-box>
            <text:p><text:span text:style-name="T6">port#</text:span></text:p>
          </draw:text-box>
        </draw:frame>
        <draw:line draw:style-name="gr9" draw:layer="layout" svg:x1="17.165cm" svg:y1="1.841cm" svg:x2="17.14cm" svg:y2="4.33cm">
          <text:p/>
        </draw:line>
        <draw:line draw:style-name="gr9" draw:layer="layout" svg:x1="16.665cm" svg:y1="1.841cm" svg:x2="16.64cm" svg:y2="4.33cm">
          <text:p/>
        </draw:line>
        <draw:g>
          <draw:line draw:style-name="gr19" draw:layer="layout" svg:x1="16.987cm" svg:y1="3.868cm" svg:x2="17.444cm" svg:y2="3.639cm">
            <text:p/>
          </draw:line>
          <draw:frame draw:style-name="gr20" draw:text-style-name="P7" draw:layer="layout" svg:width="0.417cm" svg:height="0.369cm" svg:x="17.162cm" svg:y="3.246cm">
            <draw:text-box>
              <text:p><text:span text:style-name="T6">16</text:span></text:p>
            </draw:text-box>
          </draw:frame>
        </draw:g>
        <draw:frame draw:style-name="gr25" draw:text-style-name="P3" draw:layer="layout" svg:width="2.444cm" svg:height="0.445cm" svg:x="16.928cm" svg:y="2.765cm">
          <draw:text-box>
            <text:p><text:span text:style-name="T2">siTAF_DLen</text:span></text:p>
          </draw:text-box>
        </draw:frame>
        <draw:frame draw:style-name="gr25" draw:text-style-name="P3" draw:layer="layout" svg:width="2.444cm" svg:height="0.445cm" svg:x="16.428cm" svg:y="2.364cm">
          <draw:text-box>
            <text:p><text:span text:style-name="T2">siTAF_Meta</text:span></text:p>
          </draw:text-box>
        </draw:frame>
        <draw:frame draw:style-name="gr14" draw:text-style-name="P3" draw:layer="layout" svg:width="3.017cm" svg:height="0.445cm" svg:x="15.927cm" svg:y="1.963cm">
          <draw:text-box>
            <text:p><text:span text:style-name="T2">siTAF_Da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0.25cm" fo:margin-bottom="0.25cm" fo:margin-left="0.25cm" fo:margin-right="0.25cm" fo:page-width="21cm" fo:page-height="14.8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12H39M24S</meta:editing-duration>
    <meta:editing-cycles>194</meta:editing-cycles>
    <meta:generator>OpenOffice/4.1.6$Unix OpenOffice.org_project/416m1$Build-9790</meta:generator>
    <dc:date>2020-05-29T15:37:01</dc:date>
    <dc:creator>Francois Abel</dc:creator>
    <meta:printed-by>Francois Abel</meta:printed-by>
    <meta:print-date>2018-01-29T17:34:31.89</meta:print-date>
    <meta:document-statistic meta:object-count="89"/>
  </office:meta>
</office:document-meta>
</file>